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Helvetica Neue" svg:font-family="'Helvetica Neue', Helvetica, 'Segoe UI', Arial, freesans, sans-serif, 'Apple Color Emoji', 'Segoe UI Emoji', 'Segoe UI Symbol'"/>
    <style:font-face style:name="Helvetica" svg:font-family="Helvetica, arial, nimbussansl, liberationsans, freesans, clean, sans-serif, 'Apple Color Emoji', 'Segoe UI Emoji', 'Segoe UI Symbol'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style:font-name="Times New Roman" fo:font-weight="normal" officeooo:rsid="001ddd2a" officeooo:paragraph-rsid="001ddd2a" style:font-weight-asian="normal" style:font-weight-complex="normal"/>
    </style:style>
    <style:style style:name="P2" style:family="paragraph" style:parent-style-name="Standard" style:list-style-name="L6">
      <loext:graphic-properties draw:fill="none"/>
      <style:paragraph-properties fo:background-color="transparent"/>
      <style:text-properties officeooo:paragraph-rsid="00225534"/>
    </style:style>
    <style:style style:name="P3" style:family="paragraph" style:parent-style-name="Standard">
      <style:text-properties fo:font-weight="normal" officeooo:rsid="001ddd2a" officeooo:paragraph-rsid="0036c54e" style:font-weight-asian="normal" style:font-weight-complex="normal"/>
    </style:style>
    <style:style style:name="P4" style:family="paragraph" style:parent-style-name="Standard" style:list-style-name="L3">
      <loext:graphic-properties draw:fill="none"/>
      <style:paragraph-properties fo:background-color="transparent"/>
      <style:text-properties fo:font-weight="normal" officeooo:rsid="001ddd2a" officeooo:paragraph-rsid="001fb1b1" style:font-weight-asian="normal" style:font-weight-complex="normal"/>
    </style:style>
    <style:style style:name="P5" style:family="paragraph" style:parent-style-name="Standard" style:list-style-name="L23">
      <style:text-properties fo:font-weight="normal" officeooo:rsid="001ddd2a" officeooo:paragraph-rsid="001ddd2a" style:font-weight-asian="normal" style:font-weight-complex="normal"/>
    </style:style>
    <style:style style:name="P6" style:family="paragraph" style:parent-style-name="Standard" style:list-style-name="L1">
      <style:text-properties fo:font-weight="normal" officeooo:paragraph-rsid="001ddd2a" style:font-weight-asian="normal" style:font-weight-complex="normal"/>
    </style:style>
    <style:style style:name="P7" style:family="paragraph" style:parent-style-name="Standard" style:list-style-name="L2">
      <loext:graphic-properties draw:fill="none"/>
      <style:paragraph-properties fo:background-color="transparent"/>
      <style:text-properties fo:font-weight="normal" officeooo:rsid="001fb1b1" officeooo:paragraph-rsid="001fb1b1" style:font-weight-asian="normal" style:font-weight-complex="normal"/>
    </style:style>
    <style:style style:name="P8" style:family="paragraph" style:parent-style-name="Standard" style:list-style-name="L2">
      <loext:graphic-properties draw:fill="none"/>
      <style:paragraph-properties fo:background-color="transparent"/>
      <style:text-properties fo:font-weight="normal" officeooo:rsid="001fb1b1" officeooo:paragraph-rsid="0037dc2b" style:font-weight-asian="normal" style:font-weight-complex="normal"/>
    </style:style>
    <style:style style:name="P9" style:family="paragraph" style:parent-style-name="Standard" style:list-style-name="L2">
      <loext:graphic-properties draw:fill="none"/>
      <style:paragraph-properties fo:background-color="transparent"/>
      <style:text-properties fo:font-weight="normal" officeooo:rsid="0020a654" officeooo:paragraph-rsid="0037dc2b" style:font-weight-asian="normal" style:font-weight-complex="normal"/>
    </style:style>
    <style:style style:name="P10" style:family="paragraph" style:parent-style-name="Standard" style:list-style-name="L2">
      <loext:graphic-properties draw:fill="none"/>
      <style:paragraph-properties fo:background-color="transparent"/>
      <style:text-properties fo:font-weight="normal" officeooo:rsid="0020a654" officeooo:paragraph-rsid="0020a654" style:font-weight-asian="normal" style:font-weight-complex="normal"/>
    </style:style>
    <style:style style:name="P11" style:family="paragraph" style:parent-style-name="Standard" style:list-style-name="L6">
      <loext:graphic-properties draw:fill="none"/>
      <style:paragraph-properties fo:background-color="transparent"/>
      <style:text-properties fo:font-weight="normal" officeooo:paragraph-rsid="001fb1b1" style:font-weight-asian="normal" style:font-weight-complex="normal"/>
    </style:style>
    <style:style style:name="P12" style:family="paragraph" style:parent-style-name="Standard" style:list-style-name="L6">
      <loext:graphic-properties draw:fill="none"/>
      <style:paragraph-properties fo:background-color="transparent"/>
      <style:text-properties fo:font-weight="normal" officeooo:rsid="00225534" officeooo:paragraph-rsid="00225534" style:font-weight-asian="normal" style:font-weight-complex="normal"/>
    </style:style>
    <style:style style:name="P13" style:family="paragraph" style:parent-style-name="Standard" style:list-style-name="L9">
      <loext:graphic-properties draw:fill="none"/>
      <style:paragraph-properties fo:background-color="transparent"/>
      <style:text-properties fo:font-weight="normal" officeooo:rsid="00225534" officeooo:paragraph-rsid="00225534" style:font-weight-asian="normal" style:font-weight-complex="normal"/>
    </style:style>
    <style:style style:name="P14" style:family="paragraph" style:parent-style-name="Standard" style:list-style-name="L7">
      <loext:graphic-properties draw:fill="none"/>
      <style:paragraph-properties fo:background-color="transparent"/>
      <style:text-properties fo:font-weight="normal" officeooo:paragraph-rsid="0020a654" style:font-weight-asian="normal" style:font-weight-complex="normal"/>
    </style:style>
    <style:style style:name="P15" style:family="paragraph" style:parent-style-name="Standard" style:list-style-name="L2">
      <loext:graphic-properties draw:fill="none"/>
      <style:paragraph-properties fo:background-color="transparent"/>
      <style:text-properties fo:font-weight="normal" officeooo:paragraph-rsid="001fb1b1" style:font-weight-asian="normal" style:font-weight-complex="normal"/>
    </style:style>
    <style:style style:name="P16" style:family="paragraph" style:parent-style-name="Standard" style:list-style-name="L8">
      <loext:graphic-properties draw:fill="none"/>
      <style:paragraph-properties fo:background-color="transparent"/>
      <style:text-properties fo:font-weight="normal" officeooo:paragraph-rsid="001fb1b1" style:font-weight-asian="normal" style:font-weight-complex="normal"/>
    </style:style>
    <style:style style:name="P17" style:family="paragraph" style:parent-style-name="Standard">
      <style:text-properties fo:font-weight="normal" officeooo:paragraph-rsid="001ddd2a" style:font-weight-asian="normal" style:font-weight-complex="normal"/>
    </style:style>
    <style:style style:name="P18" style:family="paragraph" style:parent-style-name="Standard" style:list-style-name="L9">
      <loext:graphic-properties draw:fill="none"/>
      <style:paragraph-properties fo:background-color="transparent"/>
      <style:text-properties fo:font-weight="normal" officeooo:rsid="002f0425" officeooo:paragraph-rsid="002f0425" style:font-weight-asian="normal" style:font-weight-complex="normal"/>
    </style:style>
    <style:style style:name="P19" style:family="paragraph" style:parent-style-name="Standard" style:list-style-name="L10">
      <loext:graphic-properties draw:fill="none"/>
      <style:paragraph-properties fo:background-color="transparent"/>
      <style:text-properties fo:font-weight="normal" officeooo:rsid="00252a52" officeooo:paragraph-rsid="00252a52" style:font-weight-asian="normal" style:font-weight-complex="normal"/>
    </style:style>
    <style:style style:name="P20" style:family="paragraph" style:parent-style-name="Standard" style:list-style-name="L11">
      <loext:graphic-properties draw:fill="none"/>
      <style:paragraph-properties fo:background-color="transparent"/>
      <style:text-properties fo:font-weight="normal" officeooo:rsid="00252a52" officeooo:paragraph-rsid="00252a52" style:font-weight-asian="normal" style:font-weight-complex="normal"/>
    </style:style>
    <style:style style:name="P21" style:family="paragraph" style:parent-style-name="Standard">
      <style:text-properties fo:font-weight="normal" officeooo:rsid="00252a52" officeooo:paragraph-rsid="00252a52" style:font-weight-asian="normal" style:font-weight-complex="normal"/>
    </style:style>
    <style:style style:name="P22" style:family="paragraph" style:parent-style-name="Standard" style:list-style-name="L12">
      <loext:graphic-properties draw:fill="none"/>
      <style:paragraph-properties fo:background-color="transparent"/>
      <style:text-properties fo:font-weight="normal" officeooo:rsid="00252a52" officeooo:paragraph-rsid="0026163b" style:font-weight-asian="normal" style:font-weight-complex="normal"/>
    </style:style>
    <style:style style:name="P23" style:family="paragraph" style:parent-style-name="Standard" style:list-style-name="L12">
      <loext:graphic-properties draw:fill="none"/>
      <style:paragraph-properties fo:background-color="transparent"/>
      <style:text-properties fo:font-weight="normal" officeooo:rsid="00252a52" officeooo:paragraph-rsid="002bf4cf" style:font-weight-asian="normal" style:font-weight-complex="normal"/>
    </style:style>
    <style:style style:name="P24" style:family="paragraph" style:parent-style-name="Standard" style:list-style-name="L15">
      <loext:graphic-properties draw:fill="none"/>
      <style:paragraph-properties fo:background-color="transparent"/>
      <style:text-properties fo:font-weight="normal" officeooo:rsid="00252a52" officeooo:paragraph-rsid="0028da09" style:font-weight-asian="normal" style:font-weight-complex="normal"/>
    </style:style>
    <style:style style:name="P25" style:family="paragraph" style:parent-style-name="Standard" style:list-style-name="L9">
      <loext:graphic-properties draw:fill="none"/>
      <style:paragraph-properties fo:background-color="transparent"/>
      <style:text-properties fo:font-weight="normal" officeooo:rsid="002396fc" officeooo:paragraph-rsid="002396fc" style:font-weight-asian="normal" style:font-weight-complex="normal"/>
    </style:style>
    <style:style style:name="P26" style:family="paragraph" style:parent-style-name="Standard" style:list-style-name="L11">
      <loext:graphic-properties draw:fill="none"/>
      <style:paragraph-properties fo:background-color="transparent"/>
      <style:text-properties fo:font-weight="normal" officeooo:rsid="002396fc" officeooo:paragraph-rsid="002396fc" style:font-weight-asian="normal" style:font-weight-complex="normal"/>
    </style:style>
    <style:style style:name="P27" style:family="paragraph" style:parent-style-name="Standard" style:list-style-name="L12">
      <loext:graphic-properties draw:fill="none"/>
      <style:paragraph-properties fo:background-color="transparent"/>
      <style:text-properties fo:font-weight="normal" officeooo:rsid="002396fc" officeooo:paragraph-rsid="00252a52" style:font-weight-asian="normal" style:font-weight-complex="normal"/>
    </style:style>
    <style:style style:name="P28" style:family="paragraph" style:parent-style-name="Standard" style:list-style-name="L12">
      <loext:graphic-properties draw:fill="none"/>
      <style:paragraph-properties fo:background-color="transparent"/>
      <style:text-properties fo:font-weight="normal" officeooo:rsid="002396fc" officeooo:paragraph-rsid="0026163b" style:font-weight-asian="normal" style:font-weight-complex="normal"/>
    </style:style>
    <style:style style:name="P29" style:family="paragraph" style:parent-style-name="Standard" style:list-style-name="L12">
      <loext:graphic-properties draw:fill="none"/>
      <style:paragraph-properties fo:background-color="transparent"/>
      <style:text-properties fo:font-weight="normal" officeooo:rsid="002396fc" officeooo:paragraph-rsid="002bf4cf" style:font-weight-asian="normal" style:font-weight-complex="normal"/>
    </style:style>
    <style:style style:name="P30" style:family="paragraph" style:parent-style-name="Standard" style:list-style-name="L13">
      <loext:graphic-properties draw:fill="none"/>
      <style:paragraph-properties fo:background-color="transparent"/>
      <style:text-properties fo:font-weight="normal" officeooo:rsid="002396fc" officeooo:paragraph-rsid="0026163b" style:font-weight-asian="normal" style:font-weight-complex="normal"/>
    </style:style>
    <style:style style:name="P31" style:family="paragraph" style:parent-style-name="Standard" style:list-style-name="L14">
      <loext:graphic-properties draw:fill="none"/>
      <style:paragraph-properties fo:background-color="transparent"/>
      <style:text-properties fo:font-weight="normal" officeooo:rsid="002396fc" officeooo:paragraph-rsid="002bf4cf" style:font-weight-asian="normal" style:font-weight-complex="normal"/>
    </style:style>
    <style:style style:name="P32" style:family="paragraph" style:parent-style-name="Standard" style:list-style-name="L15">
      <loext:graphic-properties draw:fill="none"/>
      <style:paragraph-properties fo:background-color="transparent"/>
      <style:text-properties fo:font-weight="normal" officeooo:rsid="002396fc" officeooo:paragraph-rsid="00284838" style:font-weight-asian="normal" style:font-weight-complex="normal"/>
    </style:style>
    <style:style style:name="P33" style:family="paragraph" style:parent-style-name="Standard" style:list-style-name="L15">
      <loext:graphic-properties draw:fill="none"/>
      <style:paragraph-properties fo:background-color="transparent"/>
      <style:text-properties fo:font-weight="normal" officeooo:rsid="002396fc" officeooo:paragraph-rsid="0028da09" style:font-weight-asian="normal" style:font-weight-complex="normal"/>
    </style:style>
    <style:style style:name="P34" style:family="paragraph" style:parent-style-name="Standard" style:list-style-name="L16">
      <loext:graphic-properties draw:fill="none"/>
      <style:paragraph-properties fo:background-color="transparent"/>
      <style:text-properties fo:font-weight="normal" officeooo:rsid="002396fc" officeooo:paragraph-rsid="0028da09" style:font-weight-asian="normal" style:font-weight-complex="normal"/>
    </style:style>
    <style:style style:name="P35" style:family="paragraph" style:parent-style-name="Standard" style:list-style-name="L19">
      <loext:graphic-properties draw:fill="none"/>
      <style:paragraph-properties fo:background-color="transparent"/>
      <style:text-properties fo:font-weight="normal" officeooo:rsid="002396fc" officeooo:paragraph-rsid="0033f0a4" style:font-weight-asian="normal" style:font-weight-complex="normal"/>
    </style:style>
    <style:style style:name="P36" style:family="paragraph" style:parent-style-name="Standard" style:list-style-name="L18">
      <loext:graphic-properties draw:fill="none"/>
      <style:paragraph-properties fo:background-color="transparent"/>
      <style:text-properties fo:font-weight="normal" officeooo:rsid="002396fc" officeooo:paragraph-rsid="0033f0a4" style:font-weight-asian="normal" style:font-weight-complex="normal"/>
    </style:style>
    <style:style style:name="P37" style:family="paragraph" style:parent-style-name="Standard" style:list-style-name="L18">
      <loext:graphic-properties draw:fill="none"/>
      <style:paragraph-properties fo:background-color="transparent"/>
      <style:text-properties fo:font-weight="normal" officeooo:rsid="002396fc" officeooo:paragraph-rsid="0033a212" style:font-weight-asian="normal" style:font-weight-complex="normal"/>
    </style:style>
    <style:style style:name="P38" style:family="paragraph" style:parent-style-name="Standard" style:list-style-name="L20">
      <loext:graphic-properties draw:fill="none"/>
      <style:paragraph-properties fo:background-color="transparent"/>
      <style:text-properties fo:font-weight="normal" officeooo:rsid="002396fc" officeooo:paragraph-rsid="0033a212" style:font-weight-asian="normal" style:font-weight-complex="normal"/>
    </style:style>
    <style:style style:name="P39" style:family="paragraph" style:parent-style-name="Standard" style:list-style-name="L12">
      <loext:graphic-properties draw:fill="none"/>
      <style:paragraph-properties fo:background-color="transparent"/>
      <style:text-properties fo:font-weight="normal" officeooo:rsid="0026163b" officeooo:paragraph-rsid="0026163b" style:font-weight-asian="normal" style:font-weight-complex="normal"/>
    </style:style>
    <style:style style:name="P40" style:family="paragraph" style:parent-style-name="Standard" style:list-style-name="L12">
      <loext:graphic-properties draw:fill="none"/>
      <style:paragraph-properties fo:background-color="transparent"/>
      <style:text-properties fo:font-weight="normal" officeooo:rsid="001d4ff8" officeooo:paragraph-rsid="0038cdf7" style:font-weight-asian="normal" style:font-weight-complex="normal"/>
    </style:style>
    <style:style style:name="P41" style:family="paragraph" style:parent-style-name="Standard" style:list-style-name="L12">
      <loext:graphic-properties draw:fill="none"/>
      <style:paragraph-properties fo:background-color="transparent"/>
      <style:text-properties fo:font-weight="normal" officeooo:rsid="0038cdf7" officeooo:paragraph-rsid="0038cdf7" style:font-weight-asian="normal" style:font-weight-complex="normal"/>
    </style:style>
    <style:style style:name="P42" style:family="paragraph" style:parent-style-name="Standard" style:list-style-name="L12">
      <loext:graphic-properties draw:fill="none"/>
      <style:paragraph-properties fo:background-color="transparent"/>
      <style:text-properties fo:font-weight="normal" officeooo:rsid="0038cdf7" officeooo:paragraph-rsid="00394f31" style:font-weight-asian="normal" style:font-weight-complex="normal"/>
    </style:style>
    <style:style style:name="P43" style:family="paragraph" style:parent-style-name="Standard" style:list-style-name="L15">
      <loext:graphic-properties draw:fill="none"/>
      <style:paragraph-properties fo:background-color="transparent"/>
      <style:text-properties fo:font-weight="normal" officeooo:rsid="0038cdf7" officeooo:paragraph-rsid="00394f31" style:font-weight-asian="normal" style:font-weight-complex="normal"/>
    </style:style>
    <style:style style:name="P44" style:family="paragraph" style:parent-style-name="Standard" style:list-style-name="L17">
      <loext:graphic-properties draw:fill="none"/>
      <style:paragraph-properties fo:background-color="transparent"/>
      <style:text-properties fo:font-weight="normal" officeooo:rsid="0038cdf7" officeooo:paragraph-rsid="00394f31" style:font-weight-asian="normal" style:font-weight-complex="normal"/>
    </style:style>
    <style:style style:name="P45" style:family="paragraph" style:parent-style-name="Standard" style:list-style-name="L18">
      <loext:graphic-properties draw:fill="none"/>
      <style:paragraph-properties fo:background-color="transparent"/>
      <style:text-properties fo:font-weight="normal" officeooo:rsid="0038cdf7" officeooo:paragraph-rsid="00394f31" style:font-weight-asian="normal" style:font-weight-complex="normal"/>
    </style:style>
    <style:style style:name="P46" style:family="paragraph" style:parent-style-name="Standard" style:list-style-name="L18">
      <loext:graphic-properties draw:fill="none"/>
      <style:paragraph-properties fo:background-color="transparent"/>
      <style:text-properties fo:font-weight="normal" officeooo:rsid="0038cdf7" officeooo:paragraph-rsid="003a3d47" style:font-weight-asian="normal" style:font-weight-complex="normal"/>
    </style:style>
    <style:style style:name="P47" style:family="paragraph" style:parent-style-name="Standard" style:list-style-name="L12">
      <loext:graphic-properties draw:fill="none"/>
      <style:paragraph-properties fo:background-color="transparent"/>
      <style:text-properties fo:font-weight="normal" officeooo:rsid="002bf4cf" officeooo:paragraph-rsid="00394f31" style:font-weight-asian="normal" style:font-weight-complex="normal"/>
    </style:style>
    <style:style style:name="P48" style:family="paragraph" style:parent-style-name="Standard" style:list-style-name="L12">
      <loext:graphic-properties draw:fill="none"/>
      <style:paragraph-properties fo:background-color="transparent"/>
      <style:text-properties fo:font-weight="normal" officeooo:rsid="002bf4cf" officeooo:paragraph-rsid="002bf4cf" style:font-weight-asian="normal" style:font-weight-complex="normal"/>
    </style:style>
    <style:style style:name="P49" style:family="paragraph" style:parent-style-name="Standard" style:list-style-name="L15">
      <loext:graphic-properties draw:fill="none"/>
      <style:paragraph-properties fo:background-color="transparent"/>
      <style:text-properties fo:font-weight="normal" officeooo:rsid="002bf4cf" officeooo:paragraph-rsid="00394f31" style:font-weight-asian="normal" style:font-weight-complex="normal"/>
    </style:style>
    <style:style style:name="P50" style:family="paragraph" style:parent-style-name="Standard" style:list-style-name="L17">
      <loext:graphic-properties draw:fill="none"/>
      <style:paragraph-properties fo:background-color="transparent"/>
      <style:text-properties fo:font-weight="normal" officeooo:rsid="002bf4cf" officeooo:paragraph-rsid="00394f31" style:font-weight-asian="normal" style:font-weight-complex="normal"/>
    </style:style>
    <style:style style:name="P51" style:family="paragraph" style:parent-style-name="Standard" style:list-style-name="L18">
      <loext:graphic-properties draw:fill="none"/>
      <style:paragraph-properties fo:background-color="transparent"/>
      <style:text-properties fo:font-weight="normal" officeooo:rsid="002bf4cf" officeooo:paragraph-rsid="002bf4cf" style:font-weight-asian="normal" style:font-weight-complex="normal"/>
    </style:style>
    <style:style style:name="P52" style:family="paragraph" style:parent-style-name="Standard" style:list-style-name="L18">
      <loext:graphic-properties draw:fill="none"/>
      <style:paragraph-properties fo:background-color="transparent"/>
      <style:text-properties fo:font-weight="normal" officeooo:rsid="002bf4cf" officeooo:paragraph-rsid="00394f31" style:font-weight-asian="normal" style:font-weight-complex="normal"/>
    </style:style>
    <style:style style:name="P53" style:family="paragraph" style:parent-style-name="Standard" style:list-style-name="L18">
      <loext:graphic-properties draw:fill="none"/>
      <style:paragraph-properties fo:background-color="transparent"/>
      <style:text-properties fo:font-weight="normal" officeooo:rsid="002bf4cf" officeooo:paragraph-rsid="003a3d47" style:font-weight-asian="normal" style:font-weight-complex="normal"/>
    </style:style>
    <style:style style:name="P54" style:family="paragraph" style:parent-style-name="Standard" style:list-style-name="L18">
      <loext:graphic-properties draw:fill="none"/>
      <style:paragraph-properties fo:background-color="transparent"/>
      <style:text-properties fo:font-weight="normal" officeooo:rsid="002bf4cf" officeooo:paragraph-rsid="0033f0a4" style:font-weight-asian="normal" style:font-weight-complex="normal"/>
    </style:style>
    <style:style style:name="P55" style:family="paragraph" style:parent-style-name="Standard">
      <loext:graphic-properties draw:fill="none"/>
      <style:paragraph-properties fo:background-color="transparent"/>
      <style:text-properties fo:font-weight="normal" officeooo:rsid="002bf4cf" officeooo:paragraph-rsid="002bf4cf" style:font-weight-asian="normal" style:font-weight-complex="normal"/>
    </style:style>
    <style:style style:name="P56" style:family="paragraph" style:parent-style-name="Standard">
      <style:text-properties fo:font-weight="normal" officeooo:rsid="00284838" officeooo:paragraph-rsid="002bf4cf" style:font-weight-asian="normal" style:font-weight-complex="normal"/>
    </style:style>
    <style:style style:name="P57" style:family="paragraph" style:parent-style-name="Standard" style:list-style-name="L15">
      <loext:graphic-properties draw:fill="none"/>
      <style:paragraph-properties fo:background-color="transparent"/>
      <style:text-properties fo:font-weight="normal" officeooo:rsid="0028da09" officeooo:paragraph-rsid="0028da09" style:font-weight-asian="normal" style:font-weight-complex="normal"/>
    </style:style>
    <style:style style:name="P58" style:family="paragraph" style:parent-style-name="Standard">
      <loext:graphic-properties draw:fill="none"/>
      <style:paragraph-properties fo:background-color="transparent"/>
      <style:text-properties fo:font-weight="normal" officeooo:rsid="0028da09" officeooo:paragraph-rsid="0028da09" style:font-weight-asian="normal" style:font-weight-complex="normal"/>
    </style:style>
    <style:style style:name="P59" style:family="paragraph" style:parent-style-name="Standard" style:list-style-name="L17">
      <loext:graphic-properties draw:fill="none"/>
      <style:paragraph-properties fo:background-color="transparent"/>
      <style:text-properties fo:font-weight="normal" officeooo:rsid="0028da09" officeooo:paragraph-rsid="0028da09" style:font-weight-asian="normal" style:font-weight-complex="normal"/>
    </style:style>
    <style:style style:name="P60" style:family="paragraph" style:parent-style-name="Standard" style:list-style-name="L21">
      <loext:graphic-properties draw:fill="none"/>
      <style:paragraph-properties fo:background-color="transparent"/>
      <style:text-properties fo:font-weight="normal" officeooo:rsid="0028da09" officeooo:paragraph-rsid="00284838" style:font-weight-asian="normal" style:font-weight-complex="normal"/>
    </style:style>
    <style:style style:name="P61" style:family="paragraph" style:parent-style-name="Standard">
      <loext:graphic-properties draw:fill="none"/>
      <style:paragraph-properties fo:background-color="transparent"/>
      <style:text-properties fo:font-weight="normal" officeooo:rsid="002a1d89" officeooo:paragraph-rsid="002bf4cf" style:font-weight-asian="normal" style:font-weight-complex="normal"/>
    </style:style>
    <style:style style:name="P62" style:family="paragraph" style:parent-style-name="Standard" style:list-style-name="L18">
      <loext:graphic-properties draw:fill="none"/>
      <style:paragraph-properties fo:background-color="transparent"/>
      <style:text-properties fo:font-weight="normal" officeooo:rsid="002b94c7" officeooo:paragraph-rsid="002bf4cf" style:font-weight-asian="normal" style:font-weight-complex="normal"/>
    </style:style>
    <style:style style:name="P63" style:family="paragraph" style:parent-style-name="Standard">
      <loext:graphic-properties draw:fill="none"/>
      <style:paragraph-properties fo:background-color="transparent"/>
      <style:text-properties fo:font-weight="normal" officeooo:rsid="00351608" officeooo:paragraph-rsid="00351608" style:font-weight-asian="normal" style:font-weight-complex="normal"/>
    </style:style>
    <style:style style:name="P64" style:family="paragraph" style:parent-style-name="Standard" style:list-style-name="L24">
      <loext:graphic-properties draw:fill="none"/>
      <style:paragraph-properties fo:background-color="transparent"/>
      <style:text-properties fo:font-weight="normal" officeooo:rsid="00351608" officeooo:paragraph-rsid="00351608" style:font-weight-asian="normal" style:font-weight-complex="normal"/>
    </style:style>
    <style:style style:name="P65" style:family="paragraph" style:parent-style-name="Standard" style:list-style-name="L24">
      <loext:graphic-properties draw:fill="none"/>
      <style:paragraph-properties fo:background-color="transparent"/>
      <style:text-properties fo:font-weight="normal" officeooo:rsid="00352705" officeooo:paragraph-rsid="00352705" style:font-weight-asian="normal" style:font-weight-complex="normal"/>
    </style:style>
    <style:style style:name="P66" style:family="paragraph" style:parent-style-name="Standard" style:list-style-name="L18">
      <loext:graphic-properties draw:fill="none"/>
      <style:paragraph-properties fo:background-color="transparent">
        <style:tab-stops>
          <style:tab-stop style:position="1.39cm"/>
        </style:tab-stops>
      </style:paragraph-properties>
      <style:text-properties fo:font-weight="normal" officeooo:rsid="00352705" officeooo:paragraph-rsid="00352705" style:font-weight-asian="normal" style:font-weight-complex="normal"/>
    </style:style>
    <style:style style:name="P67" style:family="paragraph" style:parent-style-name="Standard" style:list-style-name="L18">
      <loext:graphic-properties draw:fill="none"/>
      <style:paragraph-properties fo:background-color="transparent"/>
      <style:text-properties fo:font-weight="normal" officeooo:rsid="0033f0a4" officeooo:paragraph-rsid="0033f0a4" style:font-weight-asian="normal" style:font-weight-complex="normal"/>
    </style:style>
    <style:style style:name="P68" style:family="paragraph" style:parent-style-name="Standard" style:list-style-name="L18">
      <loext:graphic-properties draw:fill="none"/>
      <style:paragraph-properties fo:background-color="transparent">
        <style:tab-stops>
          <style:tab-stop style:position="1.39cm"/>
        </style:tab-stops>
      </style:paragraph-properties>
      <style:text-properties fo:font-weight="normal" officeooo:rsid="0033f0a4" officeooo:paragraph-rsid="0033f0a4" style:font-weight-asian="normal" style:font-weight-complex="normal"/>
    </style:style>
    <style:style style:name="P69" style:family="paragraph" style:parent-style-name="Standard" style:list-style-name="L18">
      <loext:graphic-properties draw:fill="none"/>
      <style:paragraph-properties fo:background-color="transparent"/>
      <style:text-properties fo:font-weight="normal" officeooo:paragraph-rsid="0033f0a4" style:font-weight-asian="normal" style:font-weight-complex="normal"/>
    </style:style>
    <style:style style:name="P70" style:family="paragraph" style:parent-style-name="Standard" style:list-style-name="L18">
      <loext:graphic-properties draw:fill="none"/>
      <style:paragraph-properties fo:background-color="transparent"/>
      <style:text-properties fo:font-weight="normal" officeooo:rsid="0030f26d" officeooo:paragraph-rsid="0033f0a4" style:font-weight-asian="normal" style:font-weight-complex="normal"/>
    </style:style>
    <style:style style:name="P71" style:family="paragraph" style:parent-style-name="Standard">
      <loext:graphic-properties draw:fill="none"/>
      <style:paragraph-properties fo:background-color="transparent"/>
      <style:text-properties fo:font-weight="normal" officeooo:paragraph-rsid="0028da09" style:font-weight-asian="normal" style:font-weight-complex="normal"/>
    </style:style>
    <style:style style:name="P72" style:family="paragraph" style:parent-style-name="Standard" style:list-style-name="L15">
      <style:text-properties fo:font-weight="normal" officeooo:rsid="002805bf" officeooo:paragraph-rsid="00284838" style:font-weight-asian="normal" style:font-weight-complex="normal"/>
    </style:style>
    <style:style style:name="P73" style:family="paragraph" style:parent-style-name="Standard" style:master-page-name="">
      <loext:graphic-properties draw:fill="none"/>
      <style:paragraph-properties fo:margin-left="1.101cm" fo:margin-right="0cm" fo:text-indent="0cm" style:auto-text-indent="false" style:page-number="auto" fo:background-color="transparent"/>
      <style:text-properties fo:font-weight="normal" officeooo:rsid="001ddd2a" officeooo:paragraph-rsid="0036c54e" style:font-weight-asian="normal" style:font-weight-complex="normal"/>
    </style:style>
    <style:style style:name="P74" style:family="paragraph" style:parent-style-name="Standard" style:list-style-name="L12" style:master-page-name="">
      <loext:graphic-properties draw:fill="none"/>
      <style:paragraph-properties fo:margin-left="0.101cm" fo:margin-right="0cm" fo:text-indent="-1.3cm" style:auto-text-indent="false" style:page-number="auto" fo:background-color="transparent">
        <style:tab-stops>
          <style:tab-stop style:position="-1.289cm"/>
        </style:tab-stops>
      </style:paragraph-properties>
      <style:text-properties fo:font-weight="normal" officeooo:rsid="002805bf" officeooo:paragraph-rsid="002bf4cf" style:font-weight-asian="normal" style:font-weight-complex="normal"/>
    </style:style>
    <style:style style:name="P75" style:family="paragraph" style:parent-style-name="Standard" style:list-style-name="L18">
      <loext:graphic-properties draw:fill="none"/>
      <style:paragraph-properties fo:margin-left="0cm" fo:margin-right="0cm" fo:text-indent="-0.6cm" style:auto-text-indent="false" fo:background-color="transparent"/>
      <style:text-properties fo:font-weight="normal" officeooo:rsid="0030f26d" officeooo:paragraph-rsid="0030f26d" style:font-weight-asian="normal" style:font-weight-complex="normal"/>
    </style:style>
    <style:style style:name="P76" style:family="paragraph" style:parent-style-name="Standard" style:list-style-name="L18" style:master-page-name="">
      <loext:graphic-properties draw:fill="none"/>
      <style:paragraph-properties fo:margin-left="0cm" fo:margin-right="0cm" fo:text-indent="-0.6cm" style:auto-text-indent="false" style:page-number="auto" fo:background-color="transparent"/>
      <style:text-properties fo:font-weight="normal" officeooo:rsid="0030f26d" officeooo:paragraph-rsid="00329260" style:font-weight-asian="normal" style:font-weight-complex="normal"/>
    </style:style>
    <style:style style:name="P77" style:family="paragraph" style:parent-style-name="Standard" style:list-style-name="L18" style:master-page-name="">
      <loext:graphic-properties draw:fill="none"/>
      <style:paragraph-properties fo:margin-left="0cm" fo:margin-right="0cm" fo:text-indent="-0.6cm" style:auto-text-indent="false" style:page-number="auto" fo:background-color="transparent"/>
      <style:text-properties fo:font-weight="normal" officeooo:rsid="002f0425" officeooo:paragraph-rsid="00351608" style:font-weight-asian="normal" style:font-weight-complex="normal"/>
    </style:style>
    <style:style style:name="P78" style:family="paragraph" style:parent-style-name="Standard" style:list-style-name="L18" style:master-page-name="">
      <loext:graphic-properties draw:fill="none"/>
      <style:paragraph-properties fo:margin-left="0cm" fo:margin-right="0cm" fo:text-indent="-0.6cm" style:auto-text-indent="false" style:page-number="auto" fo:background-color="transparent"/>
      <style:text-properties fo:font-weight="normal" officeooo:rsid="002b94c7" officeooo:paragraph-rsid="00351608" style:font-weight-asian="normal" style:font-weight-complex="normal"/>
    </style:style>
    <style:style style:name="P79" style:family="paragraph" style:parent-style-name="Standard" style:list-style-name="L18" style:master-page-name="">
      <loext:graphic-properties draw:fill="none"/>
      <style:paragraph-properties fo:margin-left="0cm" fo:margin-right="0cm" fo:text-indent="-0.6cm" style:auto-text-indent="false" style:page-number="auto" fo:background-color="transparent"/>
      <style:text-properties fo:font-weight="normal" officeooo:rsid="002f0425" officeooo:paragraph-rsid="00351608" style:font-weight-asian="normal" style:font-weight-complex="normal"/>
    </style:style>
    <style:style style:name="P80" style:family="paragraph" style:parent-style-name="Standard" style:list-style-name="L22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font-weight="normal" officeooo:rsid="0028da09" officeooo:paragraph-rsid="0028da09" style:font-weight-asian="normal" style:font-weight-complex="normal"/>
    </style:style>
    <style:style style:name="P81" style:family="paragraph" style:parent-style-name="Standard" style:list-style-name="L18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font-weight="normal" officeooo:rsid="0030f26d" officeooo:paragraph-rsid="00351608" style:font-weight-asian="normal" style:font-weight-complex="normal"/>
    </style:style>
    <style:style style:name="P82" style:family="paragraph" style:parent-style-name="Standard" style:list-style-name="L2" style:master-page-name="">
      <loext:graphic-properties draw:fill="none"/>
      <style:paragraph-properties style:page-number="auto" fo:background-color="transparent"/>
      <style:text-properties fo:font-weight="normal" officeooo:rsid="001ddd2a" officeooo:paragraph-rsid="001fb1b1" style:font-weight-asian="normal" style:font-weight-complex="normal"/>
    </style:style>
    <style:style style:name="P83" style:family="paragraph" style:parent-style-name="Standard" style:master-page-name="">
      <loext:graphic-properties draw:fill="none"/>
      <style:paragraph-properties style:page-number="auto" fo:background-color="transparent"/>
      <style:text-properties fo:font-weight="normal" officeooo:rsid="00225534" officeooo:paragraph-rsid="00225534" style:font-weight-asian="normal" style:font-weight-complex="normal"/>
    </style:style>
    <style:style style:name="P84" style:family="paragraph" style:parent-style-name="Standard" style:list-style-name="L18" style:master-page-name="">
      <loext:graphic-properties draw:fill="none"/>
      <style:paragraph-properties style:page-number="auto" fo:background-color="transparent"/>
      <style:text-properties fo:font-weight="normal" officeooo:rsid="002396fc" officeooo:paragraph-rsid="0033a212" style:font-weight-asian="normal" style:font-weight-complex="normal"/>
    </style:style>
    <style:style style:name="P85" style:family="paragraph" style:parent-style-name="Standard" style:list-style-name="L18" style:master-page-name="">
      <loext:graphic-properties draw:fill="none"/>
      <style:paragraph-properties style:page-number="auto" fo:background-color="transparent"/>
      <style:text-properties fo:font-weight="normal" officeooo:rsid="002396fc" officeooo:paragraph-rsid="0033a212" style:font-weight-asian="normal" style:font-weight-complex="normal"/>
    </style:style>
    <style:style style:name="P86" style:family="paragraph" style:parent-style-name="Standard" style:list-style-name="L18" style:master-page-name="">
      <loext:graphic-properties draw:fill="none"/>
      <style:paragraph-properties style:page-number="auto" fo:background-color="transparent">
        <style:tab-stops>
          <style:tab-stop style:position="1.39cm"/>
        </style:tab-stops>
      </style:paragraph-properties>
      <style:text-properties fo:font-weight="normal" officeooo:rsid="0033f0a4" officeooo:paragraph-rsid="0033f0a4" style:font-weight-asian="normal" style:font-weight-complex="normal"/>
    </style:style>
    <style:style style:name="T1" style:family="text">
      <style:text-properties officeooo:rsid="001ddd2a"/>
    </style:style>
    <style:style style:name="T2" style:family="text">
      <style:text-properties style:font-name="Times New Roman"/>
    </style:style>
    <style:style style:name="T3" style:family="text">
      <style:text-properties style:font-name="Times New Roman" officeooo:rsid="001ddd2a"/>
    </style:style>
    <style:style style:name="T4" style:family="text">
      <style:text-properties style:font-name="Times New Roman" officeooo:rsid="001e34b1"/>
    </style:style>
    <style:style style:name="T5" style:family="text">
      <style:text-properties style:font-name="Times New Roman" officeooo:rsid="002805bf"/>
    </style:style>
    <style:style style:name="T6" style:family="text">
      <style:text-properties style:font-name="Times New Roman" officeooo:rsid="0038cdf7"/>
    </style:style>
    <style:style style:name="T7" style:family="text">
      <style:text-properties style:font-name="Times New Roman" officeooo:rsid="002396fc"/>
    </style:style>
    <style:style style:name="T8" style:family="text">
      <style:text-properties style:font-name="Times New Roman" officeooo:rsid="00252a52"/>
    </style:style>
    <style:style style:name="T9" style:family="text">
      <style:text-properties style:font-name="Times New Roman" fo:font-weight="bold" officeooo:rsid="001e34b1" style:font-weight-asian="bold" style:font-weight-complex="bold"/>
    </style:style>
    <style:style style:name="T10" style:family="text">
      <style:text-properties style:font-name="Times New Roman" fo:font-weight="bold" officeooo:rsid="002805bf" style:font-weight-asian="bold" style:font-weight-complex="bold"/>
    </style:style>
    <style:style style:name="T11" style:family="text">
      <style:text-properties style:font-name="Times New Roman" fo:font-weight="bold" officeooo:rsid="0038cdf7" style:font-weight-asian="bold" style:font-weight-complex="bold"/>
    </style:style>
    <style:style style:name="T12" style:family="text">
      <style:text-properties style:font-name="Times New Roman" fo:font-weight="bold" officeooo:rsid="00252a52" style:font-weight-asian="bold" style:font-weight-complex="bold"/>
    </style:style>
    <style:style style:name="T13" style:family="text">
      <style:text-properties style:font-name="Times New Roman" fo:font-weight="bold" officeooo:rsid="002396fc" style:font-weight-asian="bold" style:font-weight-complex="bold"/>
    </style:style>
    <style:style style:name="T14" style:family="text">
      <style:text-properties style:font-name="Times New Roman" fo:font-weight="bold" officeooo:rsid="00394f31" style:font-weight-asian="bold" style:font-weight-complex="bold"/>
    </style:style>
    <style:style style:name="T15" style:family="text">
      <style:text-properties style:font-name="Times New Roman" fo:font-weight="bold" officeooo:rsid="003a3d47" style:font-weight-asian="bold" style:font-weight-complex="bold"/>
    </style:style>
    <style:style style:name="T16" style:family="text">
      <style:text-properties style:font-name="Times New Roman" officeooo:rsid="00394f31"/>
    </style:style>
    <style:style style:name="T17" style:family="text">
      <style:text-properties style:font-name="Times New Roman" officeooo:rsid="003a3d47"/>
    </style:style>
    <style:style style:name="T18" style:family="text">
      <style:text-properties officeooo:rsid="0020a654"/>
    </style:style>
    <style:style style:name="T19" style:family="text">
      <style:text-properties fo:font-variant="normal" fo:text-transform="none" fo:color="#333333" style:font-name="Helvetica Neue" fo:font-size="10.5pt" fo:letter-spacing="normal" fo:font-style="normal"/>
    </style:style>
    <style:style style:name="T20" style:family="text">
      <style:text-properties fo:font-variant="normal" fo:text-transform="none" fo:color="#333333" style:font-name="Helvetica Neue" fo:font-size="10.5pt" fo:letter-spacing="normal" fo:font-style="normal" fo:font-weight="normal"/>
    </style:style>
    <style:style style:name="T21" style:family="text">
      <style:text-properties fo:font-variant="normal" fo:text-transform="none" fo:color="#333333" style:font-name="Helvetica Neue" fo:font-size="10.5pt" fo:letter-spacing="normal" fo:font-style="normal" fo:font-weight="normal" officeooo:rsid="00225534"/>
    </style:style>
    <style:style style:name="T22" style:family="text">
      <style:text-properties fo:font-variant="normal" fo:text-transform="none" fo:color="#333333" style:font-name="Helvetica Neue" fo:font-size="10.5pt" fo:letter-spacing="normal" fo:font-style="normal" officeooo:rsid="00225534"/>
    </style:style>
    <style:style style:name="T23" style:family="text">
      <style:text-properties fo:font-variant="normal" fo:text-transform="none" fo:color="#4078c0" style:text-line-through-style="none" style:text-line-through-type="none" style:font-name="Helvetica" fo:font-size="13.5pt" fo:letter-spacing="normal" fo:font-style="normal" style:text-underline-style="none" fo:font-weight="normal" style:text-blinking="false" fo:background-color="transparent" loext:char-shading-value="0"/>
    </style:style>
    <style:style style:name="T24" style:family="text">
      <style:text-properties fo:font-variant="normal" fo:text-transform="none" fo:color="#4078c0" style:text-line-through-style="none" style:text-line-through-type="none" style:font-name="Helvetica" fo:font-size="13.5pt" fo:letter-spacing="normal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25" style:family="text">
      <style:text-properties fo:font-variant="normal" fo:text-transform="none" fo:color="#4078c0" style:text-line-through-style="none" style:text-line-through-type="none" style:font-name="Helvetica" fo:font-size="13.5pt" fo:letter-spacing="normal" fo:font-style="normal" style:text-underline-style="none" fo:font-weight="bold" style:text-blinking="false" fo:background-color="transparent" loext:char-shading-value="0"/>
    </style:style>
    <style:style style:name="T26" style:family="text">
      <style:text-properties fo:font-variant="normal" fo:text-transform="none" fo:color="#4078c0" style:text-line-through-style="none" style:text-line-through-type="none" style:font-name="Helvetica" fo:font-size="13.5pt" fo:letter-spacing="normal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27" style:family="text">
      <style:text-properties fo:font-variant="normal" fo:text-transform="none" fo:color="#4078c0" style:text-line-through-style="none" style:text-line-through-type="none" style:font-name="Helvetica" fo:font-size="13.5pt" fo:letter-spacing="normal" fo:font-style="normal" style:text-underline-style="none" style:text-blinking="false" fo:background-color="transparent" loext:char-shading-value="0"/>
    </style:style>
    <style:style style:name="T28" style:family="text">
      <style:text-properties fo:font-variant="normal" fo:text-transform="none" fo:color="#666666" style:font-name="Helvetica" fo:font-size="13.5pt" fo:letter-spacing="normal" fo:font-style="normal"/>
    </style:style>
    <style:style style:name="T29" style:family="text">
      <style:text-properties fo:font-variant="normal" fo:text-transform="none" fo:color="#666666" style:font-name="Helvetica" fo:font-size="13.5pt" fo:letter-spacing="normal" fo:font-style="normal" fo:font-weight="normal"/>
    </style:style>
    <style:style style:name="T30" style:family="text">
      <style:text-properties fo:font-variant="normal" fo:text-transform="none" fo:color="#666666" style:font-name="Helvetica" fo:font-size="13.5pt" fo:letter-spacing="normal" fo:font-style="normal" fo:font-weight="normal" style:font-weight-asian="normal" style:font-weight-complex="normal"/>
    </style:style>
    <style:style style:name="T31" style:family="text">
      <style:text-properties fo:font-variant="normal" fo:text-transform="none" fo:color="#666666" style:font-name="Helvetica" fo:font-size="13.5pt" fo:letter-spacing="normal" fo:font-style="normal" fo:font-weight="bold" style:font-weight-asian="bold" style:font-weight-complex="bold"/>
    </style:style>
    <style:style style:name="T32" style:family="text">
      <style:text-properties officeooo:rsid="00225534"/>
    </style:style>
    <style:style style:name="T33" style:family="text">
      <style:text-properties officeooo:rsid="00252a52"/>
    </style:style>
    <style:style style:name="T34" style:family="text">
      <style:text-properties officeooo:rsid="0026163b"/>
    </style:style>
    <style:style style:name="T35" style:family="text">
      <style:text-properties officeooo:rsid="0028da09"/>
    </style:style>
    <style:style style:name="T36" style:family="text">
      <style:text-properties officeooo:rsid="002a1d89"/>
    </style:style>
    <style:style style:name="T37" style:family="text">
      <style:text-properties officeooo:rsid="002b94c7"/>
    </style:style>
    <style:style style:name="T38" style:family="text">
      <style:text-properties officeooo:rsid="002bf4cf"/>
    </style:style>
    <style:style style:name="T39" style:family="text">
      <style:text-properties officeooo:rsid="002d45b4"/>
    </style:style>
    <style:style style:name="T40" style:family="text">
      <style:text-properties officeooo:rsid="002f0425"/>
    </style:style>
    <style:style style:name="T41" style:family="text">
      <style:text-properties officeooo:rsid="0030f26d"/>
    </style:style>
    <style:style style:name="T42" style:family="text">
      <style:text-properties officeooo:rsid="00351608"/>
    </style:style>
    <style:style style:name="T43" style:family="text">
      <style:text-properties officeooo:rsid="0036c54e"/>
    </style:style>
    <style:style style:name="T44" style:family="text">
      <style:text-properties fo:font-weight="bold" officeooo:rsid="00225534" style:font-weight-asian="bold" style:font-weight-complex="bold"/>
    </style:style>
    <style:style style:name="T45" style:family="text">
      <style:text-properties officeooo:rsid="00394f31"/>
    </style:style>
    <style:style style:name="T46" style:family="text">
      <style:text-properties fo:font-weight="normal" officeooo:rsid="00225534" style:font-weight-asian="normal" style:font-weight-complex="normal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7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8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bullet-char="✔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1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1.<text:tab/><text:span text:style-name="T43">od 24.02.2016 do <text:s/>3.03.2016</text:span></text:p>
      <text:list xml:id="list9169244305116254923" text:style-name="L1">
        <text:list-item>
          <text:p text:style-name="P1">Wybór tematu aplikacji</text:p>
        </text:list-item>
        <text:list-item>
          <text:p text:style-name="P1">Utworzenie grupy projektowej:</text:p>
          <text:list>
            <text:list-item>
              <text:p text:style-name="P1">Barański Tomasz</text:p>
            </text:list-item>
            <text:list-item>
              <text:p text:style-name="P1">Benedysiuk Michał</text:p>
            </text:list-item>
            <text:list-item>
              <text:p text:style-name="P1">Dzik Diana</text:p>
            </text:list-item>
            <text:list-item>
              <text:p text:style-name="P1">Jarynkiewicz Patrycja</text:p>
            </text:list-item>
            <text:list-item>
              <text:p text:style-name="P1">Lejk Julian</text:p>
            </text:list-item>
            <text:list-item>
              <text:p text:style-name="P1">Wołos Grzegorz</text:p>
            </text:list-item>
          </text:list>
        </text:list-item>
        <text:list-item>
          <text:p text:style-name="P1">Utworzenie dokumentu „Protokół założycielski” Plik pdf</text:p>
        </text:list-item>
        <text:list-item>
          <text:p text:style-name="P6"><text:span text:style-name="T3">Wstępne ustalenie funkcjonalnośc</text:span><text:span text:style-name="T1">i aplikacji</text:span></text:p>
        </text:list-item>
      </text:list>
      <text:p text:style-name="P73">2. <text:span text:style-name="T43">od 3.03.2016 do <text:s/>9.03.2016</text:span></text:p>
      <text:list xml:id="list2819689436333663146" text:style-name="L2">
        <text:list-item>
          <text:p text:style-name="P82">Zapoznanie się ze :</text:p>
        </text:list-item>
      </text:list>
      <text:list xml:id="list5201819127811759963" text:style-name="L3">
        <text:list-item>
          <text:list>
            <text:list-item>
              <text:list>
                <text:list-item>
                  <text:p text:style-name="P4">tematyką algorytmów genetycznych</text:p>
                </text:list-item>
                <text:list-item>
                  <text:p text:style-name="P4">środowiskiem programistycznym JAVA</text:p>
                </text:list-item>
                <text:list-item>
                  <text:p text:style-name="P4">tematyką zdrowego odżywiani<text:span text:style-name="T43">a</text:span></text:p>
                </text:list-item>
              </text:list>
            </text:list-item>
          </text:list>
        </text:list-item>
      </text:list>
      <text:list xml:id="list115937990740420" text:continue-list="list2819689436333663146" text:style-name="L2">
        <text:list-item>
          <text:p text:style-name="P7">Wstępny model GUI aplikacji</text:p>
          <text:list>
            <text:list-item>
              <text:p text:style-name="P8">główne <text:span text:style-name="T18">ekranu powitalnego</text:span></text:p>
            </text:list-item>
            <text:list-item>
              <text:p text:style-name="P8">okno logowania</text:p>
            </text:list-item>
            <text:list-item>
              <text:p text:style-name="P8">okno rejestracji użytkownika</text:p>
            </text:list-item>
            <text:list-item>
              <text:p text:style-name="P8">okno pomocy</text:p>
            </text:list-item>
            <text:list-item>
              <text:p text:style-name="P8">okno z informacja o programie i grupie projektowej</text:p>
            </text:list-item>
            <text:list-item>
              <text:p text:style-name="P8">okno baz<text:span text:style-name="T18">a</text:span> produktów</text:p>
            </text:list-item>
            <text:list-item>
              <text:p text:style-name="P9">okno trening</text:p>
            </text:list-item>
            <text:list-item>
              <text:p text:style-name="P9">okno dieta</text:p>
            </text:list-item>
            <text:list-item>
              <text:p text:style-name="P9">okno ustawienia</text:p>
            </text:list-item>
          </text:list>
        </text:list-item>
        <text:list-item>
          <text:p text:style-name="P9">Dnia 10.03.2016 zostały zaakceptowane poniższe elementy:</text:p>
          <text:list>
            <text:list-item>
              <text:p text:style-name="P8">główne <text:span text:style-name="T18">ekranu powitalnego</text:span></text:p>
            </text:list-item>
            <text:list-item>
              <text:p text:style-name="P8">okno logowania</text:p>
            </text:list-item>
          </text:list>
        </text:list-item>
        <text:list-item>
          <text:p text:style-name="P10">Wstępny harmonogram</text:p>
        </text:list-item>
      </text:list>
      <text:list xml:id="list1073808481873521967" text:style-name="L6">
        <text:list-item>
          <text:list>
            <text:list-header>
              <text:p text:style-name="P11">„<text:span text:style-name="T19">24.02 Założenie grupy projektowej, wybór tematu. Ustalenie i podział zadań. Projektowanie dokumentacji wstępnej(protokół założycielski, lista funkcjonalności, harmonogram)</text:span><text:line-break/><text:span text:style-name="T19">2.03 Stworzenie architektury dla aplikacji(diagramy)</text:span><text:line-break/><text:span text:style-name="T19">9.03 Implementacja głównych klas </text:span><text:line-break/><text:span text:style-name="T19">16.03 Implementacja GUI</text:span><text:line-break/><text:span text:style-name="T19">23.03 Testy </text:span><text:line-break/><text:span text:style-name="T19">30.03 Utworzenie specyfikacji wymagań</text:span><text:line-break/><text:span text:style-name="T19">6.04 Implementacja podstawowych funkcjonalności</text:span><text:line-break/><text:span text:style-name="T19">13.04 Implementacja mechanizmów walidacji</text:span><text:line-break/><text:span text:style-name="T19">20.04 Stworzenie działającej wersji Beta</text:span><text:line-break/><text:span text:style-name="T19">27.04 Testy </text:span><text:line-break/><text:span text:style-name="T19">11.05 Upgrade dokumentacji</text:span><text:line-break/><text:span text:style-name="T19">18.05 Implementacja funkcjonalności</text:span><text:line-break/><text:span text:style-name="T19">25.05 Implementacja funkcjonalnoś</text:span><text:span text:style-name="T22">c</text:span><text:span text:style-name="T19">i</text:span><text:line-break/><text:span text:style-name="T19">1.06 Testy ostateczne aplikacji</text:span><text:line-break/><text:span text:style-name="T19">8.06 Kompletna dokumentacja</text:span> „</text:p>
              <text:p text:style-name="P2"><text:span text:style-name="T46">Kopia z repozytorium </text:span><text:a xlink:type="simple" xlink:href="https://github.com/TomaszBar" text:style-name="Internet_20_link" text:visited-style-name="Visited_20_Internet_20_Link"><text:span text:style-name="T24">TomaszBar</text:span></text:a><text:span text:style-name="T30">/</text:span><text:a xlink:type="simple" xlink:href="https://github.com/TomaszBar/ProjektZespolowy" text:style-name="Internet_20_link" text:visited-style-name="Visited_20_Internet_20_Link"><text:span text:style-name="Strong_20_Emphasis"><text:span text:style-name="T24">ProjektZespolowy</text:span></text:span></text:a></text:p>
              <text:p text:style-name="P12"/>
            </text:list-header>
          </text:list>
        </text:list-item>
      </text:list>
      <text:list xml:id="list6932143999059996605" text:style-name="L7">
        <text:list-header>
          <text:p text:style-name="P14"/>
        </text:list-header>
      </text:list>
      <text:list xml:id="list115938618392070" text:continue-list="list115937990740420" text:style-name="L2">
        <text:list-item>
          <text:list>
            <text:list-item>
              <text:list>
                <text:list-header>
                  <text:p text:style-name="P15"><text:tab/><text:tab/><text:tab/><text:tab/></text:p>
                </text:list-header>
              </text:list>
            </text:list-item>
          </text:list>
        </text:list-item>
      </text:list>
      <text:list xml:id="list8870524065540749345" text:style-name="L8">
        <text:list-header>
          <text:p text:style-name="P16"><text:soft-page-break/><text:tab/><text:tab/></text:p>
        </text:list-header>
      </text:list>
      <text:p text:style-name="P17"/>
      <text:p text:style-name="P83">3. <text:s/>od 9.03.2016 do 16.03.2016</text:p>
      <text:list xml:id="list1935013736436852299" text:style-name="L9">
        <text:list-item>
          <text:p text:style-name="P13">Stworzenie dokumentu SRS(Specyfikacja wymagań)</text:p>
        </text:list-item>
        <text:list-item>
          <text:p text:style-name="P18">Zaakceptowanie elementów GUI </text:p>
        </text:list-item>
        <text:list-item>
          <text:p text:style-name="P13">Wersja ostateczna harmonogramu</text:p>
        </text:list-item>
        <text:list-item>
          <text:p text:style-name="P13">Przedstawienie Prototypu GUI i ostateczna akceptacja</text:p>
        </text:list-item>
      </text:list>
      <text:list xml:id="list1905690022862571086" text:style-name="L10">
        <text:list-header>
          <text:p text:style-name="P19">*W razie braku akceptacji któregokolwiek z elementów interfejsu graficznego, osoba odpowiedzialna za ten etap, ma 24h na poprawki i przedstawieniu klientowi ostatecznej wersji</text:p>
        </text:list-header>
      </text:list>
      <text:list xml:id="list115936573345716" text:continue-list="list1935013736436852299" text:style-name="L9">
        <text:list-item>
          <text:p text:style-name="P13">Diagramy klas</text:p>
        </text:list-item>
        <text:list-item>
          <text:p text:style-name="P25">Analiza ryzyka metodą ścieżki krytycznej</text:p>
        </text:list-item>
        <text:list-item>
          <text:p text:style-name="P25">Przedstawienie <text:span text:style-name="T34">wstępnej </text:span>Aplikacji:</text:p>
        </text:list-item>
      </text:list>
      <text:list xml:id="list2856663528005573516" text:style-name="L11">
        <text:list-item>
          <text:list>
            <text:list-item>
              <text:p text:style-name="P26">zaakceptowane elementy GUI<text:span text:style-name="T33">(okno logowania, ekran powitalny)</text:span></text:p>
              <text:list>
                <text:list-item>
                  <text:p text:style-name="P26">kod źródłowy odpowiedzialny za funkcjonalność</text:p>
                </text:list-item>
                <text:list-item>
                  <text:p text:style-name="P26">kod źródłowy odpowiedzialny za bezpieczeństwo</text:p>
                </text:list-item>
                <text:list-item>
                  <text:p text:style-name="P20">kod źródłowy odpowiedzialny za interfejs graficzny</text:p>
                </text:list-item>
              </text:list>
            </text:list-item>
          </text:list>
        </text:list-item>
      </text:list>
      <text:p text:style-name="P21">4. od <text:span text:style-name="T32">16.03.2016 </text:span>do 23.03.2016</text:p>
      <text:list xml:id="list406353044554722930" text:style-name="L12">
        <text:list-item>
          <text:p text:style-name="P27">Przedstawienie <text:span text:style-name="T34">wstępne </text:span>Aplikacji:</text:p>
        </text:list-item>
      </text:list>
      <text:list xml:id="list4302635382372185368" text:style-name="L13">
        <text:list-item>
          <text:list>
            <text:list-item>
              <text:p text:style-name="P30">zaakceptowane elementy GUI(okno pomocy, okno rejestracji, okno informacji o aplikacji)</text:p>
            </text:list-item>
          </text:list>
        </text:list-item>
      </text:list>
      <text:list xml:id="list115936962486189" text:continue-list="list406353044554722930" text:style-name="L12">
        <text:list-item>
          <text:list>
            <text:list-item>
              <text:list>
                <text:list-item>
                  <text:p text:style-name="P28">kod źródłowy odpowiedzialny za funkcjonalność</text:p>
                </text:list-item>
                <text:list-item>
                  <text:p text:style-name="P28">kod źródłowy odpowiedzialny za bezpieczeństwo</text:p>
                </text:list-item>
                <text:list-item>
                  <text:p text:style-name="P22">kod źródłowy odpowiedzialny za interfejs graficzny</text:p>
                </text:list-item>
              </text:list>
            </text:list-item>
          </text:list>
        </text:list-item>
        <text:list-item>
          <text:p text:style-name="P39">Diagram przypadków użycia dla wszystkich <text:s/>użytkowników</text:p>
        </text:list-item>
        <text:list-item>
          <text:p text:style-name="P40"><text:span text:style-name="T4">T</text:span><text:span text:style-name="T5">esty </text:span><text:span text:style-name="T6">aplikacji </text:span><text:span text:style-name="T8">(okno logowania, ekran powitalny)</text:span></text:p>
          <text:list>
            <text:list-item>
              <text:p text:style-name="P41"><text:span text:style-name="T5">T</text:span><text:span text:style-name="T2">esty walidacyjne- rozmowa z klientem</text:span></text:p>
            </text:list-item>
            <text:list-item>
              <text:p text:style-name="P41"><text:span text:style-name="T2">Testy GUI -testy weryfikacyjne</text:span></text:p>
            </text:list-item>
            <text:list-item>
              <text:p text:style-name="P41"><text:span text:style-name="T2">Testy kodu </text:span></text:p>
            </text:list-item>
          </text:list>
          <text:p text:style-name="P41"><text:span text:style-name="T2"/></text:p>
          <text:p text:style-name="P74">5. <text:s/>od 23.03.2016 do 30.03.2016</text:p>
          <text:list>
            <text:list-item text:start-value="1">
              <text:p text:style-name="P47"><text:s/><text:span text:style-name="T4">T</text:span><text:span text:style-name="T5">esty </text:span><text:span text:style-name="T6">aplikacji </text:span><text:span text:style-name="T7">(okno pomocy, okno rejestracji, okno informacji o aplikacji)</text:span></text:p>
              <text:list>
                <text:list-item>
                  <text:list>
                    <text:list-item>
                      <text:p text:style-name="P42"><text:span text:style-name="T5">T</text:span><text:span text:style-name="T2">esty walidacyjne- rozmowa z klientem</text:span></text:p>
                    </text:list-item>
                    <text:list-item>
                      <text:p text:style-name="P42"><text:span text:style-name="T2">Testy GUI -testy weryfikacyjne</text:span></text:p>
                    </text:list-item>
                    <text:list-item>
                      <text:p text:style-name="P42"><text:span text:style-name="T2">Testy kodu </text:span></text:p>
                    </text:list-item>
                  </text:list>
                </text:list-item>
              </text:list>
            </text:list-item>
            <text:list-item>
              <text:p text:style-name="P29">Przedstawienie wstępne Aplikacji:</text:p>
            </text:list-item>
          </text:list>
        </text:list-item>
      </text:list>
      <text:list xml:id="list304699221148620534" text:style-name="L14">
        <text:list-item>
          <text:list>
            <text:list-item>
              <text:p text:style-name="P31">zaakceptowane elementy GUI(okno baza produktów)</text:p>
            </text:list-item>
          </text:list>
        </text:list-item>
      </text:list>
      <text:list xml:id="list115938033464714" text:continue-list="list115936962486189" text:style-name="L12">
        <text:list-item>
          <text:list>
            <text:list-item>
              <text:list>
                <text:list-item>
                  <text:p text:style-name="P29">kod źródłowy odpowiedzialny za funkcjonalność</text:p>
                </text:list-item>
                <text:list-item>
                  <text:p text:style-name="P29">kod źródłowy odpowiedzialny za bezpieczeństwo</text:p>
                </text:list-item>
                <text:list-item>
                  <text:p text:style-name="P23">kod źródłowy odpowiedzialny za interfejs graficzny</text:p>
                </text:list-item>
                <text:list-item>
                  <text:p text:style-name="P48">podłączenie do bazy danych</text:p>
                </text:list-item>
              </text:list>
            </text:list-item>
          </text:list>
        </text:list-item>
      </text:list>
      <text:p text:style-name="P56"><text:span text:style-name="T38">6.</text:span> od <text:span text:style-name="T35">30.03.2016</text:span> do <text:span text:style-name="T35">06.04.2016</text:span></text:p>
      <text:list xml:id="list8618077660457200973" text:style-name="L15">
        <text:list-item>
          <text:list>
            <text:list-item text:start-value="1">
              <text:p text:style-name="P49"><text:span text:style-name="T4">T</text:span><text:span text:style-name="T5">esty </text:span><text:span text:style-name="T6">aplikacji </text:span><text:span text:style-name="T7">(</text:span><text:span text:style-name="T16">okno baza produktów</text:span><text:span text:style-name="T7">)</text:span></text:p>
              <text:list>
                <text:list-item>
                  <text:list>
                    <text:list-item>
                      <text:p text:style-name="P43"><text:span text:style-name="T5">T</text:span><text:span text:style-name="T2">esty walidacyjne- rozmowa z klientem</text:span></text:p>
                    </text:list-item>
                    <text:list-item>
                      <text:p text:style-name="P43"><text:span text:style-name="T2">Testy GUI -testy weryfikacyjne</text:span></text:p>
                    </text:list-item>
                    <text:list-item>
                      <text:p text:style-name="P43"><text:span text:style-name="T2">Testy kodu</text:span></text:p>
                    </text:list-item>
                  </text:list>
                </text:list-item>
              </text:list>
            </text:list-item>
            <text:list-item>
              <text:p text:style-name="P32">Przedstawienie <text:span text:style-name="T34">wstępne </text:span>Aplikacji:</text:p>
            </text:list-item>
          </text:list>
        </text:list-item>
      </text:list>
      <text:list xml:id="list1669581552421082675" text:style-name="L16">
        <text:list-item>
          <text:list>
            <text:list-item>
              <text:p text:style-name="P34">zaakceptowane elementy GUI(okno dieta)</text:p>
            </text:list-item>
          </text:list>
        </text:list-item>
      </text:list>
      <text:list xml:id="list115936746485902" text:continue-list="list8618077660457200973" text:style-name="L15">
        <text:list-item>
          <text:list>
            <text:list-item>
              <text:list>
                <text:list-item>
                  <text:p text:style-name="P33">kod źródłowy odpowiedzialny za funkcjonalność</text:p>
                </text:list-item>
                <text:list-item>
                  <text:p text:style-name="P33">kod źródłowy odpowiedzialny za bezpieczeństwo</text:p>
                </text:list-item>
                <text:list-item>
                  <text:p text:style-name="P24">kod źródłowy odpowiedzialny za interfejs graficzny</text:p>
                </text:list-item>
                <text:list-item>
                  <text:p text:style-name="P57"><text:soft-page-break/>przedstawienie idei algorytmu genetycznego i zastosowania go w aplikacji</text:p>
                </text:list-item>
              </text:list>
            </text:list-item>
          </text:list>
        </text:list-item>
      </text:list>
      <text:p text:style-name="P58"><text:span text:style-name="T38">7</text:span>. od <text:span text:style-name="T38">06.04.2016</text:span> do <text:s/><text:span text:style-name="T38">13.04.2106</text:span></text:p>
      <text:list xml:id="list1698164093747742828" text:style-name="L17">
        <text:list-item>
          <text:list>
            <text:list-item text:start-value="1">
              <text:p text:style-name="P50"><text:span text:style-name="T4">T</text:span><text:span text:style-name="T5">esty </text:span><text:span text:style-name="T6">aplikacji </text:span><text:span text:style-name="T7">(</text:span><text:span text:style-name="T16">okno dieta</text:span><text:span text:style-name="T7">)</text:span></text:p>
              <text:list>
                <text:list-item>
                  <text:list>
                    <text:list-item>
                      <text:p text:style-name="P44"><text:span text:style-name="T5">T</text:span><text:span text:style-name="T2">esty walidacyjne- rozmowa z klientem</text:span></text:p>
                    </text:list-item>
                    <text:list-item>
                      <text:p text:style-name="P44"><text:span text:style-name="T2">Testy GUI -testy weryfikacyjne</text:span></text:p>
                    </text:list-item>
                    <text:list-item>
                      <text:p text:style-name="P44"><text:span text:style-name="T2">Testy kodu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9">Stworzenie <text:span text:style-name="T36">wstępnego poradnika do obsługi interfejsu GUI</text:span></text:p>
        </text:list-item>
      </text:list>
      <text:p text:style-name="P61"><text:span text:style-name="T38">8</text:span>. <text:span text:style-name="T37">od 13.04.2016do 20.04.2016</text:span></text:p>
      <text:list xml:id="list1581032304962519341" text:style-name="L18">
        <text:list-item>
          <text:p text:style-name="P62">Przedstawienie wersji alfa klientowi</text:p>
        </text:list-item>
        <text:list-item>
          <text:p text:style-name="P51">Zebranie informacji dotyczących <text:span text:style-name="T39">aktualnych i dodatkowych </text:span>funkcjonalności</text:p>
        </text:list-item>
      </text:list>
      <text:p text:style-name="P55"/>
      <text:p text:style-name="P63"/>
      <text:p text:style-name="P63">9.<text:span text:style-name="T37">od 20.04.2016 do 27.04.2016</text:span></text:p>
      <text:list xml:id="list1617785483962617786" text:style-name="L24">
        <text:list-item>
          <text:p text:style-name="P64">Uwzględnienie uwag klienta i ostateczne oddanie wersji alfa</text:p>
        </text:list-item>
        <text:list-item>
          <text:p text:style-name="P65">Zaakceptowanie przez klienta wersji alfa i funkcjonalności przez nią dostarczonych</text:p>
        </text:list-item>
      </text:list>
      <text:p text:style-name="P63"/>
      <text:list xml:id="list115938116102039" text:continue-list="list1581032304962519341" text:style-name="L18">
        <text:list-header>
          <text:p text:style-name="P78"><text:span text:style-name="T42">10.</text:span> <text:span text:style-name="T40">od 27.04.2016 do 11.05.2016</text:span></text:p>
          <text:list>
            <text:list-item>
              <text:p text:style-name="P84">Przedstawienie <text:span text:style-name="T34">wstępne </text:span>Aplikacji:</text:p>
            </text:list-item>
          </text:list>
        </text:list-header>
      </text:list>
      <text:list xml:id="list1511711150686113366" text:style-name="L19">
        <text:list-item>
          <text:list>
            <text:list-item>
              <text:p text:style-name="P35">zaakceptowane elementy GUI(okno <text:span text:style-name="T45">Trening</text:span>)</text:p>
            </text:list-item>
          </text:list>
        </text:list-item>
      </text:list>
      <text:list xml:id="list115938077045377" text:continue-list="list115938116102039" text:style-name="L18">
        <text:list-item>
          <text:list>
            <text:list-item>
              <text:list>
                <text:list-item>
                  <text:p text:style-name="P36">kod źródłowy odpowiedzialny za funkcjonalność</text:p>
                </text:list-item>
                <text:list-item>
                  <text:p text:style-name="P36">kod źródłowy odpowiedzialny za bezpieczeństwo</text:p>
                </text:list-item>
                <text:list-item>
                  <text:p text:style-name="P36">kod źródłowy odpowiedzialny za interfejs graficzny </text:p>
                  <text:p text:style-name="P69"><text:s text:c="11"/></text:p>
                </text:list-item>
              </text:list>
            </text:list-item>
          </text:list>
          <text:p text:style-name="P77"><text:span text:style-name="T42">11</text:span> od 11.05.2016 do 18.05.2016</text:p>
          <text:list>
            <text:list-item text:start-value="1">
              <text:p text:style-name="P52"><text:span text:style-name="T4">T</text:span><text:span text:style-name="T5">esty </text:span><text:span text:style-name="T6">aplikacji </text:span><text:span text:style-name="T7">(</text:span><text:span text:style-name="T16">okno Trening</text:span><text:span text:style-name="T7">)</text:span></text:p>
              <text:list>
                <text:list-item>
                  <text:list>
                    <text:list-item>
                      <text:p text:style-name="P45"><text:span text:style-name="T5">T</text:span><text:span text:style-name="T2">esty walidacyjne- rozmowa z klientem</text:span></text:p>
                    </text:list-item>
                    <text:list-item>
                      <text:p text:style-name="P45"><text:span text:style-name="T2">Testy GUI -testy weryfikacyjne</text:span></text:p>
                    </text:list-item>
                    <text:list-item text:start-value="1">
                      <text:p text:style-name="P45"><text:span text:style-name="T2">Testy kodu</text:span></text:p>
                    </text:list-item>
                  </text:list>
                </text:list-item>
              </text:list>
            </text:list-item>
            <text:list-item>
              <text:p text:style-name="P84">Przedstawienie <text:span text:style-name="T34">wstępne </text:span>Aplikacji:</text:p>
            </text:list-item>
          </text:list>
        </text:list-item>
      </text:list>
      <text:list xml:id="list53121559756045891" text:style-name="L20">
        <text:list-item>
          <text:list>
            <text:list-item>
              <text:p text:style-name="P38">zaakceptowane elementy GUI(okno Ustawienia)</text:p>
            </text:list-item>
          </text:list>
        </text:list-item>
      </text:list>
      <text:list xml:id="list115937749413554" text:continue-list="list115938077045377" text:style-name="L18">
        <text:list-item>
          <text:list>
            <text:list-item>
              <text:list>
                <text:list-item>
                  <text:p text:style-name="P37">kod źródłowy odpowiedzialny za funkcjonalność</text:p>
                </text:list-item>
                <text:list-item>
                  <text:p text:style-name="P37">kod źródłowy odpowiedzialny za bezpieczeństwo</text:p>
                </text:list-item>
                <text:list-item>
                  <text:p text:style-name="P37">kod źródłowy odpowiedzialny za interfejs graficzny <text:s/></text:p>
                </text:list-item>
              </text:list>
            </text:list-item>
          </text:list>
          <text:p text:style-name="P77"><text:span text:style-name="T42">12</text:span>. <text:span text:style-name="T41">od 18.05.2106 do 25.05.2016</text:span></text:p>
          <text:list>
            <text:list-item text:start-value="1">
              <text:p text:style-name="P53"><text:span text:style-name="T4">T</text:span><text:span text:style-name="T5">esty </text:span><text:span text:style-name="T6">aplikacji </text:span><text:span text:style-name="T7">(</text:span><text:span text:style-name="T16">okno </text:span><text:span text:style-name="T17">Ustawienia</text:span><text:span text:style-name="T7">)</text:span></text:p>
              <text:list>
                <text:list-item>
                  <text:list>
                    <text:list-item>
                      <text:p text:style-name="P46"><text:span text:style-name="T5">T</text:span><text:span text:style-name="T2">esty walidacyjne- rozmowa z klientem</text:span></text:p>
                    </text:list-item>
                    <text:list-item>
                      <text:p text:style-name="P46"><text:span text:style-name="T2">Testy GUI -testy weryfikacyjne</text:span></text:p>
                    </text:list-item>
                    <text:list-item text:start-value="1">
                      <text:p text:style-name="P46"><text:span text:style-name="T2">Testy kodu</text:span></text:p>
                    </text:list-item>
                  </text:list>
                </text:list-item>
              </text:list>
            </text:list-item>
          </text:list>
          <text:p text:style-name="P81"><text:span text:style-name="T42">13</text:span>. od 25.05.2106 do 8.06.2016</text:p>
          <text:list>
            <text:list-item text:start-value="1">
              <text:p text:style-name="P70"><text:s text:c="2"/>Przedstawienie wersji beta klientowi <text:s text:c="4"/></text:p>
            </text:list-item>
            <text:list-item>
              <text:p text:style-name="P54"><text:s text:c="2"/>Zebranie informacji dotyczących aktualnych i dodatkowych funkcjonalności <text:s text:c="5"/></text:p>
            </text:list-item>
            <text:list-item>
              <text:p text:style-name="P67"><text:s text:c="2"/>Dodanie do poradnika kolejnych interfejsów <text:s text:c="10"/></text:p>
            </text:list-item>
          </text:list>
          <text:p text:style-name="P76"><text:span text:style-name="T42">14</text:span> <text:span text:style-name="T42">od 8.06.2016 do 14.06.2016</text:span></text:p>
          <text:list>
            <text:list-item text:start-value="1">
              <text:p text:style-name="P86">Uwzględnienie poprawek wynikających z prezentacji wersji beta</text:p>
            </text:list-item>
            <text:list-item>
              <text:p text:style-name="P68">Skompletowania poradnika dla użytkowników</text:p>
            </text:list-item>
            <text:list-item>
              <text:p text:style-name="P66">Przekazanie klientowi dokumentów projektowych</text:p>
            </text:list-item>
          </text:list>
          <text:p text:style-name="P75">. </text:p>
        </text:list-item>
      </text:list>
      <text:p text:style-name="P71"/>
      <text:list xml:id="list3828491094358033491" text:style-name="L21">
        <text:list-item>
          <text:list>
            <text:list-header>
              <text:p text:style-name="P60"/>
            </text:list-header>
          </text:list>
        </text:list-item>
      </text:list>
      <text:list xml:id="list5144329817563550702" text:style-name="L22">
        <text:list-header>
          <text:p text:style-name="P80"/>
        </text:list-header>
      </text:list>
      <text:list xml:id="list115938622419201" text:continue-list="list115936746485902" text:style-name="L15">
        <text:list-header>
          <text:p text:style-name="P72"><text:tab/></text:p>
        </text:list-header>
      </text:list>
      <text:list xml:id="list4459626226602605277" text:style-name="L23">
        <text:list-header>
          <text:p text:style-name="P5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Helvetica Neue" svg:font-family="'Helvetica Neue', Helvetica, 'Segoe UI', Arial, freesans, sans-serif, 'Apple Color Emoji', 'Segoe UI Emoji', 'Segoe UI Symbol'"/>
    <style:font-face style:name="Helvetica" svg:font-family="Helvetica, arial, nimbussansl, liberationsans, freesans, clean, sans-serif, 'Apple Color Emoji', 'Segoe UI Emoji', 'Segoe UI Symbol'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1T17:00:43.734000000</meta:creation-date>
    <dc:date>2016-03-13T11:59:36.297000000</dc:date>
    <meta:editing-duration>PT2H15M12S</meta:editing-duration>
    <meta:editing-cycles>4</meta:editing-cycles>
    <meta:generator>LibreOffice/5.1.1.3$Windows_x86 LibreOffice_project/89f508ef3ecebd2cfb8e1def0f0ba9a803b88a6d</meta:generator>
    <meta:document-statistic meta:table-count="0" meta:image-count="0" meta:object-count="0" meta:page-count="3" meta:paragraph-count="126" meta:word-count="712" meta:character-count="5217" meta:non-whitespace-character-count="4670"/>
  </office:meta>
</office:document-meta>
</file>